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5.864cm"/>
    </style:style>
    <style:style style:name="gr2" style:family="graphic" style:parent-style-name="standard">
      <style:graphic-properties draw:textarea-horizontal-align="justify" draw:textarea-vertical-align="middle" draw:auto-grow-height="false" fo:min-height="1.01cm" fo:min-width="4.538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2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75cm" fo:min-width="4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1.25cm"/>
    </style:style>
    <style:style style:name="gr9" style:family="graphic" style:parent-style-name="standard">
      <style:graphic-properties draw:textarea-horizontal-align="justify" draw:textarea-vertical-align="middle" draw:auto-grow-height="false" fo:min-height="1.136cm" fo:min-width="3.594cm"/>
    </style:style>
    <style:style style:name="gr10" style:family="graphic" style:parent-style-name="standard">
      <style:graphic-properties draw:textarea-horizontal-align="justify" draw:textarea-vertical-align="middle" draw:auto-grow-height="false" fo:min-height="1.518cm" fo:min-width="4.098cm"/>
    </style:style>
    <style:style style:name="gr11" style:family="graphic" style:parent-style-name="standard">
      <style:graphic-properties draw:textarea-horizontal-align="justify" draw:textarea-vertical-align="middle" draw:auto-grow-height="false" fo:min-height="0.85cm" fo:min-width="3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weight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9cm" svg:height="3.5cm" svg:x="5.5cm" svg:y="2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8cm" svg:height="2cm" svg:x="6cm" svg:y="6.5cm">
          <text:p text:style-name="P1">Wczytaj a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xml:id="id3" draw:id="id3" draw:layer="layout" svg:width="5cm" svg:height="4cm" svg:x="7.5cm" svg:y="9.5cm">
          <text:p text:style-name="P1">a &gt; 0</text:p>
          <text:p text:style-name="P1">and </text:p>
          <text:p text:style-name="P1">a &lt; 10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svg:x1="10cm" svg:y1="5.5cm" svg:x2="10cm" svg:y2="6.5cm" draw:start-shape="id1" draw:start-glue-point="8" draw:end-shape="id2" draw:end-glue-point="5" svg:d="M10000 5500v1000" svg:viewBox="0 0 1 1001">
          <text:p/>
        </draw:connector>
        <draw:connector draw:style-name="gr4" draw:text-style-name="P1" draw:layer="layout" svg:x1="10cm" svg:y1="8.5cm" svg:x2="10cm" svg:y2="9.5cm" draw:start-shape="id2" draw:start-glue-point="8" draw:end-shape="id3" draw:end-glue-point="4" svg:d="M10000 8500v1000" svg:viewBox="0 0 1 1001">
          <text:p/>
        </draw:connector>
        <draw:connector draw:style-name="gr4" draw:text-style-name="P1" draw:layer="layout" svg:x1="7.5cm" svg:y1="11.5cm" svg:x2="7cm" svg:y2="7.5cm" draw:start-shape="id3" draw:start-glue-point="5" draw:end-shape="id2" draw:end-glue-point="9" svg:d="M7500 11500h-2001v-4000h1501" svg:viewBox="0 0 2002 4001">
          <text:p/>
        </draw:connector>
        <draw:connector draw:style-name="gr5" draw:text-style-name="P2" draw:layer="layout" svg:x1="10cm" svg:y1="8.5cm" svg:x2="10cm" svg:y2="9.5cm" draw:start-shape="id2" draw:start-glue-point="8" draw:end-shape="id3" draw:end-glue-point="4" svg:d="M10000 8500v1000" svg:viewBox="0 0 1 1001">
          <text:p/>
        </draw:connector>
        <draw:connector draw:style-name="gr5" draw:text-style-name="P2" draw:layer="layout" svg:x1="10cm" svg:y1="5.5cm" svg:x2="10cm" svg:y2="6.5cm" draw:start-shape="id1" draw:start-glue-point="8" draw:end-shape="id2" draw:end-glue-point="5" svg:d="M10000 5500v1000" svg:viewBox="0 0 1 1001">
          <text:p/>
        </draw:connector>
        <draw:connector draw:style-name="gr6" draw:text-style-name="P2" draw:layer="layout" svg:x1="7.5cm" svg:y1="11.5cm" svg:x2="7cm" svg:y2="7.5cm" draw:start-shape="id3" draw:start-glue-point="5" draw:end-shape="id2" draw:end-glue-point="9" svg:d="M7500 11500h-2001v-4000h1501" svg:viewBox="0 0 2002 4001">
          <text:p text:style-name="P1">NIE</text:p>
        </draw:connector>
        <draw:custom-shape draw:style-name="gr7" draw:text-style-name="P1" xml:id="id4" draw:id="id4" draw:layer="layout" svg:width="4.5cm" svg:height="2cm" svg:x="14cm" svg:y="12.5cm">
          <text:p text:style-name="P1">i = 2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12.5cm" svg:y1="11.5cm" svg:x2="16.25cm" svg:y2="12.5cm" draw:start-shape="id3" draw:start-glue-point="7" draw:end-shape="id4" draw:end-glue-point="0" svg:d="M12500 11500h3750v1000" svg:viewBox="0 0 3751 1001">
          <text:p/>
        </draw:connector>
        <draw:custom-shape draw:style-name="gr8" draw:text-style-name="P1" xml:id="id5" draw:id="id5" draw:layer="layout" svg:width="3.5cm" svg:height="3cm" svg:x="8cm" svg:y="16cm">
          <text:p text:style-name="P1">i &gt;= 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2" draw:layer="layout" svg:x1="16.25cm" svg:y1="14.5cm" svg:x2="9.75cm" svg:y2="16cm" draw:start-shape="id4" draw:start-glue-point="2" draw:end-shape="id5" draw:end-glue-point="4" svg:d="M16250 14500v750h-6500v750" svg:viewBox="0 0 6501 1501">
          <text:p/>
        </draw:connector>
        <draw:custom-shape draw:style-name="gr9" draw:text-style-name="P1" xml:id="id6" draw:id="id6" draw:layer="layout" svg:width="6.5cm" svg:height="2.2cm" svg:x="14.1cm" svg:y="16.4cm">
          <text:p text:style-name="P1">Wyprowadz:</text:p>
          <text:p text:style-name="P1">niepatrzys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objectwithoutfill" draw:layer="layout" svg:x1="11.5cm" svg:y1="17.5cm" svg:x2="14.912cm" svg:y2="17.5cm" draw:start-shape="id5" draw:start-glue-point="7" draw:end-shape="id6" draw:end-glue-point="9" svg:d="M11500 17500h3412" svg:viewBox="0 0 3413 1">
          <text:p/>
          <text:p>TAK</text:p>
        </draw:connector>
        <draw:custom-shape draw:style-name="gr10" draw:text-style-name="P1" xml:id="id7" draw:id="id7" draw:layer="layout" svg:width="6.5cm" svg:height="2.5cm" svg:x="8cm" svg:y="27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svg:x1="17.35cm" svg:y1="18.6cm" svg:x2="14.5cm" svg:y2="28.25cm" draw:start-shape="id6" draw:start-glue-point="8" draw:end-shape="id7" draw:end-glue-point="10" svg:d="M17350 18600v9650h-2850" svg:viewBox="0 0 2851 9651">
          <text:p/>
        </draw:connector>
        <draw:connector draw:style-name="gr5" draw:text-style-name="P2" draw:layer="layout" svg:x1="11.5cm" svg:y1="17.5cm" svg:x2="14.912cm" svg:y2="17.5cm" draw:start-shape="id5" draw:start-glue-point="7" draw:end-shape="id6" draw:end-glue-point="9" svg:d="M11500 17500h3412" svg:viewBox="0 0 3413 1">
          <text:p/>
        </draw:connector>
        <draw:custom-shape draw:style-name="gr11" draw:text-style-name="P1" xml:id="id10" draw:id="id10" draw:layer="layout" svg:width="3.8cm" svg:height="1.1cm" svg:x="2cm" svg:y="14.7cm">
          <text:p text:style-name="P1">i = i + 2</text:p>
          <draw:enhanced-geometry svg:viewBox="0 0 21600 21600" draw:type="rectangle" draw:enhanced-path="M 0 0 L 21600 0 21600 21600 0 21600 0 0 Z N"/>
        </draw:custom-shape>
        <draw:custom-shape draw:style-name="gr8" draw:text-style-name="P1" xml:id="id8" draw:id="id8" draw:layer="layout" svg:width="3.5cm" svg:height="3cm" svg:x="5.5cm" svg:y="20cm">
          <text:p text:style-name="P1">a = 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6" draw:text-style-name="P2" draw:layer="layout" svg:x1="8cm" svg:y1="17.5cm" svg:x2="7.25cm" svg:y2="20cm" draw:start-shape="id5" draw:start-glue-point="5" draw:end-shape="id8" draw:end-glue-point="4" svg:d="M8000 17500h-750v2500" svg:viewBox="0 0 751 2501">
          <text:p text:style-name="P1"><text:s text:c="4"/>NIE</text:p>
        </draw:connector>
        <draw:connector draw:style-name="gr6" draw:text-style-name="P2" draw:layer="layout" svg:x1="9cm" svg:y1="21.5cm" svg:x2="11.25cm" svg:y2="23cm" draw:start-shape="id8" draw:start-glue-point="7" draw:end-shape="id9" draw:end-glue-point="5" svg:d="M9000 21500h2250v1500" svg:viewBox="0 0 2251 1501">
          <text:p text:style-name="P1">TAK</text:p>
        </draw:connector>
        <draw:connector draw:style-name="gr6" draw:text-style-name="P2" draw:layer="layout" svg:x1="5.5cm" svg:y1="21.5cm" svg:x2="3.9cm" svg:y2="15.8cm" draw:start-shape="id8" draw:start-glue-point="5" draw:end-shape="id10" svg:d="M5500 21500h-1600v-5700" svg:viewBox="0 0 1601 5701">
          <text:p text:style-name="P1">NIE</text:p>
        </draw:connector>
        <draw:connector draw:style-name="gr5" draw:text-style-name="P2" draw:layer="layout" svg:x1="5.8cm" svg:y1="15.25cm" svg:x2="9.746cm" svg:y2="15.258cm" draw:start-shape="id10" draw:start-glue-point="1" svg:d="M5800 15250h2224v8h1722" svg:viewBox="0 0 3947 9">
          <text:p/>
        </draw:connector>
        <draw:custom-shape draw:style-name="gr9" draw:text-style-name="P3" xml:id="id9" draw:id="id9" draw:layer="layout" svg:width="6.5cm" svg:height="2.2cm" svg:x="8cm" svg:y="23cm">
          <text:p text:style-name="P3">Wyprowadz:</text:p>
          <text:p text:style-name="P3">patrzyste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2" draw:layer="layout" svg:x1="11.25cm" svg:y1="25.2cm" svg:x2="11.25cm" svg:y2="27cm" draw:start-shape="id9" draw:start-glue-point="8" draw:end-shape="id7" draw:end-glue-point="4" svg:d="M11250 25200v1800" svg:viewBox="0 0 1 18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4M36S</meta:editing-duration>
    <meta:editing-cycles>3</meta:editing-cycles>
    <meta:generator>LibreOffice/5.4.2.2$Windows_x86 LibreOffice_project/22b09f6418e8c2d508a9eaf86b2399209b0990f4</meta:generator>
    <dc:date>2018-01-23T14:59:14.057000000</dc:date>
    <meta:document-statistic meta:object-count="26"/>
  </office:meta>
</office:document-meta>
</file>